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111c" officeooo:paragraph-rsid="0002111c"/>
    </style:style>
    <style:style style:name="P2" style:family="paragraph" style:parent-style-name="Standard">
      <style:text-properties officeooo:rsid="000260f5" officeooo:paragraph-rsid="000260f5"/>
    </style:style>
    <style:style style:name="P3" style:family="paragraph" style:parent-style-name="Standard">
      <style:text-properties officeooo:rsid="000260f5" officeooo:paragraph-rsid="0003f34a"/>
    </style:style>
    <style:style style:name="P4" style:family="paragraph" style:parent-style-name="Standard">
      <style:paragraph-properties style:line-height-at-least="0.402cm"/>
      <style:text-properties officeooo:rsid="000260f5"/>
    </style:style>
    <style:style style:name="P5" style:family="paragraph" style:parent-style-name="Standard">
      <style:text-properties officeooo:rsid="0003f34a" officeooo:paragraph-rsid="0003f34a"/>
    </style:style>
    <style:style style:name="P6" style:family="paragraph" style:parent-style-name="Standard">
      <style:text-properties officeooo:paragraph-rsid="0003f34a"/>
    </style:style>
    <style:style style:name="P7" style:family="paragraph" style:parent-style-name="Standard">
      <style:paragraph-properties style:line-height-at-least="0.402cm"/>
    </style:style>
    <style:style style:name="P8" style:family="paragraph" style:parent-style-name="Standard">
      <style:paragraph-properties style:line-height-at-least="0.402cm"/>
      <style:text-properties officeooo:paragraph-rsid="0010e9dc"/>
    </style:style>
    <style:style style:name="P9" style:family="paragraph" style:parent-style-name="Standard">
      <style:paragraph-properties style:line-height-at-least="0.402cm"/>
      <style:text-properties officeooo:rsid="000419e7" officeooo:paragraph-rsid="000419e7"/>
    </style:style>
    <style:style style:name="P10" style:family="paragraph" style:parent-style-name="Standard">
      <style:text-properties officeooo:rsid="0004c852" officeooo:paragraph-rsid="0004c852"/>
    </style:style>
    <style:style style:name="P11" style:family="paragraph" style:parent-style-name="Standard">
      <style:text-properties officeooo:paragraph-rsid="0004c852"/>
    </style:style>
    <style:style style:name="P12" style:family="paragraph" style:parent-style-name="Standard">
      <style:text-properties officeooo:rsid="0006f458" officeooo:paragraph-rsid="0006f458"/>
    </style:style>
    <style:style style:name="P13" style:family="paragraph" style:parent-style-name="Standard">
      <style:paragraph-properties style:line-height-at-least="0.402cm"/>
      <style:text-properties officeooo:rsid="0006f458"/>
    </style:style>
    <style:style style:name="P14" style:family="paragraph" style:parent-style-name="Standard">
      <style:text-properties officeooo:rsid="0008bb70" officeooo:paragraph-rsid="0008bb70"/>
    </style:style>
    <style:style style:name="P15" style:family="paragraph" style:parent-style-name="Standard">
      <style:text-properties officeooo:paragraph-rsid="0008bb70"/>
    </style:style>
    <style:style style:name="P16" style:family="paragraph" style:parent-style-name="Standard">
      <style:paragraph-properties style:line-height-at-least="0.402cm"/>
      <style:text-properties officeooo:rsid="000a05a8" officeooo:paragraph-rsid="000a05a8"/>
    </style:style>
    <style:style style:name="P17" style:family="paragraph" style:parent-style-name="Standard">
      <style:text-properties officeooo:rsid="000d213f" officeooo:paragraph-rsid="000d213f"/>
    </style:style>
    <style:style style:name="P18" style:family="paragraph" style:parent-style-name="Standard">
      <style:paragraph-properties style:line-height-at-least="0.402cm"/>
      <style:text-properties officeooo:rsid="000d213f"/>
    </style:style>
    <style:style style:name="P19" style:family="paragraph" style:parent-style-name="Standard">
      <style:text-properties officeooo:rsid="000d213f" officeooo:paragraph-rsid="000f665e"/>
    </style:style>
    <style:style style:name="P20" style:family="paragraph" style:parent-style-name="Standard">
      <style:text-properties officeooo:paragraph-rsid="000f665e"/>
    </style:style>
    <style:style style:name="P21" style:family="paragraph" style:parent-style-name="Standard" style:list-style-name="L1">
      <style:text-properties officeooo:rsid="0002111c" officeooo:paragraph-rsid="0002111c"/>
    </style:style>
    <style:style style:name="P22" style:family="paragraph" style:parent-style-name="Standard" style:list-style-name="L2">
      <style:text-properties officeooo:rsid="0002111c" officeooo:paragraph-rsid="0002111c"/>
    </style:style>
    <style:style style:name="P23" style:family="paragraph" style:parent-style-name="Standard" style:list-style-name="L3">
      <style:text-properties officeooo:rsid="00046cf9" officeooo:paragraph-rsid="00046cf9"/>
    </style:style>
    <style:style style:name="P24" style:family="paragraph" style:parent-style-name="Standard" style:list-style-name="L3">
      <style:text-properties officeooo:rsid="00046cf9" officeooo:paragraph-rsid="0004c852"/>
    </style:style>
    <style:style style:name="P25" style:family="paragraph" style:parent-style-name="Standard" style:list-style-name="L3">
      <style:text-properties officeooo:rsid="0004c852" officeooo:paragraph-rsid="0004c852"/>
    </style:style>
    <style:style style:name="P26" style:family="paragraph" style:parent-style-name="Standard" style:list-style-name="L4">
      <style:text-properties officeooo:rsid="0006f458" officeooo:paragraph-rsid="0006f458"/>
    </style:style>
    <style:style style:name="P27" style:family="paragraph" style:parent-style-name="Standard" style:list-style-name="L5">
      <style:paragraph-properties style:line-height-at-least="0.402cm"/>
      <style:text-properties officeooo:rsid="000b35cc" officeooo:paragraph-rsid="000b35cc"/>
    </style:style>
    <style:style style:name="P28" style:family="paragraph" style:parent-style-name="Standard" style:list-style-name="L5">
      <style:paragraph-properties style:line-height-at-least="0.402cm"/>
      <style:text-properties officeooo:rsid="000e3e22" officeooo:paragraph-rsid="000e3e22"/>
    </style:style>
    <style:style style:name="P29" style:family="paragraph" style:parent-style-name="Standard" style:list-style-name="L6">
      <style:text-properties officeooo:rsid="000f665e" officeooo:paragraph-rsid="000f665e"/>
    </style:style>
    <style:style style:name="P30" style:family="paragraph" style:parent-style-name="Standard">
      <style:text-properties officeooo:rsid="0008bb70" officeooo:paragraph-rsid="0008bb70"/>
    </style:style>
    <style:style style:name="P31" style:family="paragraph" style:parent-style-name="Standard">
      <style:paragraph-properties fo:break-before="page"/>
      <style:text-properties officeooo:rsid="0008bb70" officeooo:paragraph-rsid="0008bb70"/>
    </style:style>
    <style:style style:name="P32" style:family="paragraph" style:parent-style-name="Standard">
      <style:text-properties officeooo:paragraph-rsid="000f665e"/>
    </style:style>
    <style:style style:name="P33" style:family="paragraph" style:parent-style-name="Standard">
      <style:paragraph-properties fo:break-before="page"/>
      <style:text-properties officeooo:rsid="00156b3a" officeooo:paragraph-rsid="00156b3a"/>
    </style:style>
    <style:style style:name="P34" style:family="paragraph" style:parent-style-name="Standard">
      <style:text-properties officeooo:rsid="00156b3a" officeooo:paragraph-rsid="00156b3a"/>
    </style:style>
    <style:style style:name="P35" style:family="paragraph" style:parent-style-name="Standard">
      <style:text-properties officeooo:paragraph-rsid="00156b3a"/>
    </style:style>
    <style:style style:name="P36" style:family="paragraph" style:parent-style-name="Standard">
      <style:text-properties officeooo:paragraph-rsid="00161287"/>
    </style:style>
    <style:style style:name="P37" style:family="paragraph" style:parent-style-name="Standard">
      <style:text-properties officeooo:rsid="001762de" officeooo:paragraph-rsid="00161287"/>
    </style:style>
    <style:style style:name="P38" style:family="paragraph" style:parent-style-name="Standard">
      <style:text-properties officeooo:rsid="001762de" officeooo:paragraph-rsid="001762de"/>
    </style:style>
    <style:style style:name="P39" style:family="paragraph" style:parent-style-name="Standard">
      <style:text-properties officeooo:rsid="001762de" officeooo:paragraph-rsid="001890ca"/>
    </style:style>
    <style:style style:name="P40" style:family="paragraph" style:parent-style-name="Standard">
      <style:paragraph-properties style:line-height-at-least="0.402cm"/>
      <style:text-properties officeooo:rsid="001762de"/>
    </style:style>
    <style:style style:name="P41" style:family="paragraph" style:parent-style-name="Standard">
      <style:text-properties officeooo:rsid="001890ca" officeooo:paragraph-rsid="001890ca"/>
    </style:style>
    <style:style style:name="P42" style:family="paragraph" style:parent-style-name="Standard">
      <style:paragraph-properties style:line-height-at-least="0.402cm"/>
    </style:style>
    <style:style style:name="P43" style:family="paragraph" style:parent-style-name="Standard">
      <style:text-properties officeooo:rsid="001aa0d0" officeooo:paragraph-rsid="001aa0d0"/>
    </style:style>
    <style:style style:name="P44" style:family="paragraph" style:parent-style-name="Standard">
      <style:paragraph-properties style:line-height-at-least="0.402cm"/>
      <style:text-properties officeooo:rsid="001aa0d0" officeooo:paragraph-rsid="001aa0d0"/>
    </style:style>
    <style:style style:name="P45" style:family="paragraph" style:parent-style-name="Standard">
      <style:text-properties officeooo:rsid="001c9ace" officeooo:paragraph-rsid="001c9ace"/>
    </style:style>
    <style:style style:name="P46" style:family="paragraph" style:parent-style-name="Standard">
      <style:paragraph-properties style:line-height-at-least="0.402cm"/>
      <style:text-properties officeooo:rsid="001c9ace"/>
    </style:style>
    <style:style style:name="P47" style:family="paragraph" style:parent-style-name="Standard">
      <style:text-properties officeooo:paragraph-rsid="001c9ace"/>
    </style:style>
    <style:style style:name="P48" style:family="paragraph" style:parent-style-name="Standard">
      <style:paragraph-properties style:line-height-at-least="0.402cm"/>
      <style:text-properties officeooo:rsid="001d6945" officeooo:paragraph-rsid="001d6945"/>
    </style:style>
    <style:style style:name="P49" style:family="paragraph" style:parent-style-name="Standard">
      <style:paragraph-properties style:line-height-at-least="0.402cm"/>
      <style:text-properties officeooo:rsid="001d6945" officeooo:paragraph-rsid="002107be"/>
    </style:style>
    <style:style style:name="P50" style:family="paragraph" style:parent-style-name="Standard">
      <style:paragraph-properties style:line-height-at-least="0.402cm"/>
      <style:text-properties officeooo:rsid="001f31b4" officeooo:paragraph-rsid="001f31b4"/>
    </style:style>
    <style:style style:name="P51" style:family="paragraph" style:parent-style-name="Standard">
      <style:text-properties officeooo:rsid="00245199" officeooo:paragraph-rsid="00245199"/>
    </style:style>
    <style:style style:name="P52" style:family="paragraph" style:parent-style-name="Standard">
      <style:text-properties officeooo:paragraph-rsid="00245199"/>
    </style:style>
    <style:style style:name="P53" style:family="paragraph" style:parent-style-name="Standard">
      <style:text-properties officeooo:rsid="0026113a" officeooo:paragraph-rsid="0026113a"/>
    </style:style>
    <style:style style:name="P54" style:family="paragraph" style:parent-style-name="Standard">
      <style:text-properties officeooo:rsid="0026b0b3" officeooo:paragraph-rsid="0026b0b3"/>
    </style:style>
    <style:style style:name="P55" style:family="paragraph" style:parent-style-name="Standard">
      <style:paragraph-properties style:line-height-at-least="0.402cm"/>
      <style:text-properties officeooo:rsid="0026b0b3"/>
    </style:style>
    <style:style style:name="P56" style:family="paragraph" style:parent-style-name="Standard">
      <style:text-properties officeooo:rsid="002954a5" officeooo:paragraph-rsid="002954a5"/>
    </style:style>
    <style:style style:name="P57" style:family="paragraph" style:parent-style-name="Standard">
      <style:text-properties officeooo:rsid="002a168e" officeooo:paragraph-rsid="002a168e"/>
    </style:style>
    <style:style style:name="P58" style:family="paragraph" style:parent-style-name="Standard">
      <style:text-properties officeooo:rsid="002ab23e" officeooo:paragraph-rsid="002ab23e"/>
    </style:style>
    <style:style style:name="P59" style:family="paragraph" style:parent-style-name="Standard">
      <style:text-properties officeooo:rsid="002ab23e" officeooo:paragraph-rsid="002b1c50"/>
    </style:style>
    <style:style style:name="P60" style:family="paragraph" style:parent-style-name="Standard">
      <style:text-properties officeooo:rsid="002b1c50" officeooo:paragraph-rsid="002ab23e"/>
    </style:style>
    <style:style style:name="P61" style:family="paragraph" style:parent-style-name="Standard">
      <style:text-properties officeooo:rsid="002b1c50" officeooo:paragraph-rsid="002b1c50"/>
    </style:style>
    <style:style style:name="P62" style:family="paragraph" style:parent-style-name="Standard">
      <style:text-properties officeooo:rsid="002b1c50" officeooo:paragraph-rsid="002c214a"/>
    </style:style>
    <style:style style:name="P63" style:family="paragraph" style:parent-style-name="Standard">
      <style:text-properties officeooo:rsid="002b1c50" officeooo:paragraph-rsid="002d645f"/>
    </style:style>
    <style:style style:name="P64" style:family="paragraph" style:parent-style-name="Standard">
      <style:text-properties officeooo:rsid="002eb307" officeooo:paragraph-rsid="002eb307"/>
    </style:style>
    <style:style style:name="P65" style:family="paragraph" style:parent-style-name="Standard">
      <style:text-properties officeooo:rsid="0030aa1c" officeooo:paragraph-rsid="0030aa1c"/>
    </style:style>
    <style:style style:name="P66" style:family="paragraph" style:parent-style-name="Standard">
      <style:text-properties officeooo:rsid="003250c2" officeooo:paragraph-rsid="003250c2"/>
    </style:style>
    <style:style style:name="P67" style:family="paragraph" style:parent-style-name="Standard">
      <style:text-properties officeooo:rsid="003250c2" officeooo:paragraph-rsid="0033fad9"/>
    </style:style>
    <style:style style:name="P68" style:family="paragraph" style:parent-style-name="Standard">
      <style:paragraph-properties style:line-height-at-least="0.402cm"/>
      <style:text-properties officeooo:rsid="003250c2"/>
    </style:style>
    <style:style style:name="P69" style:family="paragraph" style:parent-style-name="Standard">
      <style:text-properties officeooo:rsid="0033fad9" officeooo:paragraph-rsid="0033fad9"/>
    </style:style>
    <style:style style:name="P70" style:family="paragraph" style:parent-style-name="Standard">
      <style:paragraph-properties style:line-height-at-least="0.402cm"/>
      <style:text-properties officeooo:rsid="0033fad9"/>
    </style:style>
    <style:style style:name="P71" style:family="paragraph" style:parent-style-name="Standard">
      <style:text-properties officeooo:rsid="003501e4" officeooo:paragraph-rsid="003501e4"/>
    </style:style>
    <style:style style:name="P72" style:family="paragraph" style:parent-style-name="Title">
      <style:text-properties fo:font-size="24pt" style:font-size-asian="24pt" style:font-size-complex="24pt"/>
    </style:style>
    <style:style style:name="T1" style:family="text">
      <style:text-properties officeooo:rsid="000260f5"/>
    </style:style>
    <style:style style:name="T2" style:family="text">
      <style:text-properties officeooo:rsid="0003f34a"/>
    </style:style>
    <style:style style:name="T3" style:family="text">
      <style:text-properties fo:color="#d59df6" loext:opacity="100%"/>
    </style:style>
    <style:style style:name="T4" style:family="text">
      <style:text-properties fo:color="#d59df6" loext:opacity="100%" style:font-name="Consolas" fo:font-size="8.39999961853027pt" fo:font-weight="normal"/>
    </style:style>
    <style:style style:name="T5" style:family="text">
      <style:text-properties fo:color="#d59df6" loext:opacity="100%" style:font-name="Consolas" fo:font-size="8.39999961853027pt" fo:font-weight="normal" fo:background-color="#212836" loext:char-shading-value="0"/>
    </style:style>
    <style:style style:name="T6" style:family="text">
      <style:text-properties fo:color="#7cafc2" loext:opacity="100%"/>
    </style:style>
    <style:style style:name="T7" style:family="text">
      <style:text-properties fo:color="#7cafc2" loext:opacity="100%" style:font-name="Consolas" fo:font-size="8.39999961853027pt" fo:font-weight="normal"/>
    </style:style>
    <style:style style:name="T8" style:family="text">
      <style:text-properties fo:color="#7cafc2" loext:opacity="100%" style:font-name="Consolas" fo:font-size="8.39999961853027pt" fo:font-weight="normal" fo:background-color="#212836" loext:char-shading-value="0"/>
    </style:style>
    <style:style style:name="T9" style:family="text">
      <style:text-properties fo:color="#4ff2f8" loext:opacity="100%" style:font-name="Consolas" fo:font-size="8.39999961853027pt" fo:font-weight="normal"/>
    </style:style>
    <style:style style:name="T10" style:family="text">
      <style:text-properties fo:color="#4ff2f8" loext:opacity="100%" style:font-name="Consolas" fo:font-size="8.39999961853027pt" fo:font-weight="normal" fo:background-color="#212836" loext:char-shading-value="0"/>
    </style:style>
    <style:style style:name="T11" style:family="text">
      <style:text-properties style:font-name="Consolas" fo:font-size="8.39999961853027pt" fo:font-weight="normal"/>
    </style:style>
    <style:style style:name="T12" style:family="text">
      <style:text-properties officeooo:rsid="00046cf9"/>
    </style:style>
    <style:style style:name="T13" style:family="text">
      <style:text-properties officeooo:rsid="0004c852"/>
    </style:style>
    <style:style style:name="T14" style:family="text">
      <style:text-properties officeooo:rsid="00062bff"/>
    </style:style>
    <style:style style:name="T15" style:family="text">
      <style:text-properties fo:color="#e26674" loext:opacity="100%" style:font-name="Consolas" fo:font-size="8.39999961853027pt" fo:font-weight="normal"/>
    </style:style>
    <style:style style:name="T16" style:family="text">
      <style:text-properties officeooo:rsid="0006f458"/>
    </style:style>
    <style:style style:name="T17" style:family="text">
      <style:text-properties officeooo:rsid="000a05a8"/>
    </style:style>
    <style:style style:name="T18" style:family="text">
      <style:text-properties officeooo:rsid="000b35cc"/>
    </style:style>
    <style:style style:name="T19" style:family="text">
      <style:text-properties officeooo:rsid="000f665e"/>
    </style:style>
    <style:style style:name="T20" style:family="text">
      <style:text-properties officeooo:rsid="0010e9dc"/>
    </style:style>
    <style:style style:name="T21" style:family="text">
      <style:text-properties officeooo:rsid="00123a69"/>
    </style:style>
    <style:style style:name="T22" style:family="text">
      <style:text-properties officeooo:rsid="00153833"/>
    </style:style>
    <style:style style:name="T23" style:family="text">
      <style:text-properties officeooo:rsid="00156b3a"/>
    </style:style>
    <style:style style:name="T24" style:family="text">
      <style:text-properties fo:color="#97a7c8" loext:opacity="100%" style:font-name="Consolas" fo:font-size="8.39999961853027pt" fo:font-weight="normal" fo:background-color="#212836" loext:char-shading-value="0"/>
    </style:style>
    <style:style style:name="T25" style:family="text">
      <style:text-properties fo:color="#97a7c8" loext:opacity="100%" fo:background-color="#212836" loext:char-shading-value="0"/>
    </style:style>
    <style:style style:name="T26" style:family="text">
      <style:text-properties fo:color="#dc9656" loext:opacity="100%" style:font-name="Consolas" fo:font-size="8.39999961853027pt" fo:font-weight="normal"/>
    </style:style>
    <style:style style:name="T27" style:family="text">
      <style:text-properties officeooo:rsid="001890ca"/>
    </style:style>
    <style:style style:name="T28" style:family="text">
      <style:text-properties officeooo:rsid="001a6727"/>
    </style:style>
    <style:style style:name="T29" style:family="text">
      <style:text-properties officeooo:rsid="002107be"/>
    </style:style>
    <style:style style:name="T30" style:family="text">
      <style:text-properties officeooo:rsid="0022e97c"/>
    </style:style>
    <style:style style:name="T31" style:family="text">
      <style:text-properties officeooo:rsid="00245199"/>
    </style:style>
    <style:style style:name="T32" style:family="text">
      <style:text-properties officeooo:rsid="0024c445"/>
    </style:style>
    <style:style style:name="T33" style:family="text">
      <style:text-properties officeooo:rsid="0026113a"/>
    </style:style>
    <style:style style:name="T34" style:family="text">
      <style:text-properties officeooo:rsid="0026b0b3"/>
    </style:style>
    <style:style style:name="T35" style:family="text">
      <style:text-properties officeooo:rsid="00276e9d"/>
    </style:style>
    <style:style style:name="T36" style:family="text">
      <style:text-properties officeooo:rsid="002c214a"/>
    </style:style>
    <style:style style:name="T37" style:family="text">
      <style:text-properties officeooo:rsid="002c8d19"/>
    </style:style>
    <style:style style:name="T38" style:family="text">
      <style:text-properties officeooo:rsid="002ce85a"/>
    </style:style>
    <style:style style:name="T39" style:family="text">
      <style:text-properties officeooo:rsid="002d645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GAME LOOP IN C E SDL2</text:p>
      <text:p text:style-name="P1"/>
      <text:p text:style-name="P1">Framework :</text:p>
      <text:p text:style-name="P1"/>
      <text:p text:style-name="P1">setup()</text:p>
      <text:p text:style-name="P1">while(true)</text:p>
      <text:p text:style-name="P1"><text:tab/>process_input()</text:p>
      <text:p text:style-name="P1"><text:tab/>update()</text:p>
      <text:p text:style-name="P1"><text:tab/>render()</text:p>
      <text:p text:style-name="P1">clean()</text:p>
      <text:p text:style-name="P1"/>
      <text:list text:style-name="L1">
        <text:list-item>
          <text:p text:style-name="P21">setup() chiamato una sola volta serve ad impostare le risorse finestra audio etc e variabili </text:p>
        </text:list-item>
        <text:list-item>
          <text:p text:style-name="P21">while(true) ciclo infinito che si interrompe solo da input utente</text:p>
        </text:list-item>
        <text:list-item>
          <text:p text:style-name="P21">process_input() gestione degli eventi input del gioco (mouse tastiera interazione)</text:p>
        </text:list-item>
        <text:list-item>
          <text:p text:style-name="P21">update() aggiornamento dello stato delle variabili del gioco (movimento collisioni etc)</text:p>
        </text:list-item>
        <text:list-item>
          <text:p text:style-name="P21">render() aggiornamento del rendering audio/video</text:p>
        </text:list-item>
        <text:list-item>
          <text:p text:style-name="P21">clean() si rilasciano tutte le risorse allocate per liberare memoria</text:p>
        </text:list-item>
      </text:list>
      <text:p text:style-name="P1"/>
      <text:p text:style-name="P1">All’inizio si impostano tutte le risorse del gioco e della libreria,quindi parte un loop infinito che sarà interrotto solo dall’interazione dell’utente col click su chiudi finestra o combinazione di comandi es CTRL + Q o ALT + F4.</text:p>
      <text:p text:style-name="P1">All’interno del ciclo infinito ci sono tipicamente 3 blocchi:</text:p>
      <text:list text:style-name="L2">
        <text:list-item>
          <text:p text:style-name="P22">PROCESS_INPUT dove si intercettano gli eventi e le interazioni dell’utente col gioco ,praticamente ci si occupa di gestire i tasti premuti dall’utente e innescare i metodi adatti a rispondere a tali eventi es: avanza spara cambia arma etc ,ma anche esci ricomincia</text:p>
        </text:list-item>
        <text:list-item>
          <text:p text:style-name="P22">UPDATE si occupa di gestire l’animazione tramite la manipolazione di variabili che controllano movimento, accelerazione colori collisioni etc.</text:p>
        </text:list-item>
        <text:list-item>
          <text:p text:style-name="P22">RENDER si occupa di gestire il double buffering tipico dei game engine dove un buffer video attualmente a schermo viene rimpiazzato con un buffer video in background quando questo è stato completamente disegnato .</text:p>
        </text:list-item>
      </text:list>
      <text:p text:style-name="P1">A questo punto al di fuori del loop si rilasciano tutte le risorse allocate per liberare la memoria cancellare i puntatori e chiudere correttamente i metodi SDL,praticamente si invocano i metodi chiamati in setup in ordine inverso con i parametri di chiusura.</text:p>
      <text:p text:style-name="P1"/>
      <text:p text:style-name="P2">Il problema principale di un game loop è mantenere una consistente velocità del loop tra le varie macchine più o meno veloci,tramite la possibilità di stabilire animazioni che si muovono ad un frame rate costante dipendendo da un rapporto fisso tra il numero dei frame e il tempo di durata di un frame es : FPS = 30; dove un frame dura 30/1000 millisecondi</text:p>
      <text:p text:style-name="P2">Una volta conosciuta la durata di un frame all’interno della funzione render si imposterà un ritardo corrispondente tramite un semplice calcolo che vedremo.</text:p>
      <text:p text:style-name="P2"/>
      <text:p text:style-name="P6"><text:span text:style-name="T2">INIZIALIZZAZI</text:span><text:span text:style-name="T1">ONE / SETUP</text:span></text:p>
      <text:p text:style-name="P6"/>
      <text:p text:style-name="P5">-1 SDL_Init <text:s/>: inizializza la libreria, accetta diversi parametri ma con SDL_INIT_EVERYTHING vengono inizializzate tutte le funzioni <text:s/>audio video eventi etc.,alternativamente si può fare l’OR di flag varie.La funzione ritorna 0 se tutto ok.</text:p>
      <text:p text:style-name="P3"/>
      <text:p text:style-name="P3">if(SDL_Init(SDL_INIT_EVERYTHING) != 0){<text:tab/>//<text:span text:style-name="T2">flag globale abilita tutto</text:span></text:p>
      <text:p text:style-name="P4"><text:tab/>fprintf(stderr,"Errore di inizializzazione di SDL !!\n");</text:p>
      <text:p text:style-name="P4"><text:tab/><text:span text:style-name="T14">exit()</text:span>;</text:p>
      <text:p text:style-name="P4"><text:soft-page-break/>}</text:p>
      <text:p text:style-name="P9">Al termine del programma per rilasciare risorse richiede SDL_quit().</text:p>
      <text:p text:style-name="P3">-<text:span text:style-name="T12">2 SDL_create_Window : </text:span><text:span text:style-name="T13">metodo per la creazione di una finestra, </text:span><text:span text:style-name="T12">ritorna un puntatore a SDL_Window <text:s/></text:span><text:span text:style-name="T14">(NULL in caso di insuccesso) </text:span><text:span text:style-name="T12">parametri </text:span><text:span text:style-name="T13">costruttore</text:span><text:span text:style-name="T12">:</text:span></text:p>
      <text:list text:style-name="L3">
        <text:list-item>
          <text:p text:style-name="P23">Titolo finestra , o NULL</text:p>
        </text:list-item>
        <text:list-item>
          <text:p text:style-name="P23">X posizione x della finestra <text:span text:style-name="T13">o flag varie </text:span></text:p>
        </text:list-item>
        <text:list-item>
          <text:p text:style-name="P24">Y posizione y della finestra <text:span text:style-name="T13">o flag varie </text:span></text:p>
        </text:list-item>
        <text:list-item>
          <text:p text:style-name="P25">Width<text:tab/>larghezza della finestra</text:p>
        </text:list-item>
        <text:list-item>
          <text:p text:style-name="P25">Height altezza della finestra</text:p>
        </text:list-item>
        <text:list-item>
          <text:p text:style-name="P25">Tipo finestra </text:p>
        </text:list-item>
      </text:list>
      <text:p text:style-name="P10"/>
      <text:p text:style-name="P11">window = SDL_CreateWindow(</text:p>
      <text:p text:style-name="P7"><text:tab/>NULL, <text:tab/><text:tab/><text:tab/><text:tab/><text:tab/>//titolo della finestra</text:p>
      <text:p text:style-name="P7"><text:tab/>SDL_WINDOWPOS_CENTERED, <text:tab/>//posizione x </text:p>
      <text:p text:style-name="P7"><text:tab/>SDL_WINDOWPOS_CENTERED, <text:tab/>//posizione y</text:p>
      <text:p text:style-name="P7"><text:tab/>800, <text:tab/><text:tab/><text:tab/><text:tab/><text:tab/><text:tab/>//larghezza</text:p>
      <text:p text:style-name="P7"><text:tab/>600, <text:tab/><text:tab/><text:tab/><text:tab/><text:tab/><text:tab/>//altezza</text:p>
      <text:p text:style-name="P7"><text:tab/>SDL_WINDOW_BORDERLESS <text:tab/><text:tab/>//tipo finestra</text:p>
      <text:p text:style-name="P7">);</text:p>
      <text:p text:style-name="P7"/>
      <text:p text:style-name="P7">if(!window){<text:tab/><text:tab/><text:tab/><text:tab/><text:tab/><text:tab/>//<text:span text:style-name="T14">check tutto ok</text:span></text:p>
      <text:p text:style-name="P7"><text:tab/>fprintf(stderr,"Errore nella creazione della finestra !!\n");</text:p>
      <text:p text:style-name="P7"><text:tab/><text:span text:style-name="T14">exit()</text:span>;</text:p>
      <text:p text:style-name="P7">}</text:p>
      <text:p text:style-name="P11"/>
      <text:p text:style-name="P11">-<text:span text:style-name="T16">3 SDL_CreateRenderer : metodo per la creazione di un renderer , ritorna un puntatore a SDL_Renderer (NULL in caso di insuccesso), richiede 3 parametri :</text:span></text:p>
      <text:list text:style-name="L4">
        <text:list-item>
          <text:p text:style-name="P26">Un Puntatore a SDL_window</text:p>
        </text:list-item>
        <text:list-item>
          <text:p text:style-name="P26">Un display driver , -1 default</text:p>
        </text:list-item>
        <text:list-item>
          <text:p text:style-name="P26">Flags , 0=default</text:p>
        </text:list-item>
      </text:list>
      <text:p text:style-name="P12"/>
      <text:p text:style-name="P12">renderer = SDL_CreateRenderer(</text:p>
      <text:p text:style-name="P13"><text:tab/>window, <text:tab/><text:tab/><text:tab/><text:tab/><text:tab/>//puntatore a finestra</text:p>
      <text:p text:style-name="P13"><text:tab/>-1, <text:tab/><text:tab/><text:tab/><text:tab/><text:tab/><text:tab/>//display driver -1 = default</text:p>
      <text:p text:style-name="P13"><text:tab/>0<text:tab/><text:tab/><text:tab/><text:tab/><text:tab/><text:tab/>//flags</text:p>
      <text:p text:style-name="P13">);</text:p>
      <text:p text:style-name="P13"/>
      <text:p text:style-name="P13">if(!renderer){</text:p>
      <text:p text:style-name="P13"><text:tab/>fprintf(stderr, "Errore nella creazione del renderer\n");</text:p>
      <text:p text:style-name="P13"><text:tab/>exit();</text:p>
      <text:p text:style-name="P13">}</text:p>
      <text:p text:style-name="P12"/>
      <text:p text:style-name="P14"/>
      <text:p text:style-name="P31">LOOP E <text:span text:style-name="T22">LA FLAG </text:span>IS RUNNING</text:p>
      <text:p text:style-name="P14"/>
      <text:p text:style-name="P14">E’ fondamentale creare una variabile true/false che segnali al loop quando interrompersi,sarà la funzione process_input a <text:span text:style-name="T17">settarla a FALSE</text:span> a tempo debito magari leg<text:span text:style-name="T17">andola all’evento tasto</text:span> ESC.</text:p>
      <text:p text:style-name="P14">D’altro canto potrebbe essere utile legare questa variabile <text:span text:style-name="T17">anche </text:span>al successo dell’inizializzazione per cui in main :</text:p>
      <text:p text:style-name="P14"/>
      <text:p text:style-name="P15">isRunning = setup_finestra();</text:p>
      <text:p text:style-name="P7"/>
      <text:p text:style-name="P7">setup<text:span text:style-name="T17">_gioco</text:span>();</text:p>
      <text:p text:style-name="P7">while(isRunning){</text:p>
      <text:p text:style-name="P7"><text:tab/>process_input();</text:p>
      <text:p text:style-name="P7"><text:tab/>update();</text:p>
      <text:p text:style-name="P7"><text:tab/>render();</text:p>
      <text:p text:style-name="P7">}</text:p>
      <text:p text:style-name="P7"/>
      <text:p text:style-name="P16">release();</text:p>
      <text:p text:style-name="P16">quit();</text:p>
      <text:p text:style-name="P16"/>
      <text:p text:style-name="P16">-<text:span text:style-name="T18">4 Release <text:s/>: funzione per rilasciare le risose allocate , si procede in ordine inverso alla creazione :</text:span></text:p>
      <text:list text:style-name="L5">
        <text:list-item>
          <text:p text:style-name="P27">SDL_Destroy_Renderer(renderer)<text:tab/>rilascia il puntatore renderer</text:p>
        </text:list-item>
        <text:list-item>
          <text:p text:style-name="P27">SDL_Destroy_Window(window)<text:tab/>rilascia il puntatore window</text:p>
        </text:list-item>
        <text:list-item>
          <text:p text:style-name="P28">SDL_Quit()<text:tab/>chiude tutto</text:p>
        </text:list-item>
      </text:list>
      <text:p text:style-name="P15"/>
      <text:p text:style-name="P17">Entrambi ritornano void ,però in caso di errore impostano SDL error message leggibile da SDL_GetError().</text:p>
      <text:p text:style-name="P17"/>
      <text:p text:style-name="P17">void release(){</text:p>
      <text:p text:style-name="P18"><text:tab/>SDL_DestroyRenderer(renderer);</text:p>
      <text:p text:style-name="P18"><text:tab/>SDL_DestroyWindow(window);</text:p>
      <text:p text:style-name="P18"><text:tab/>SDL_Quit();</text:p>
      <text:p text:style-name="P18">}</text:p>
      <text:p text:style-name="P17"/>
      <text:p text:style-name="P17">-<text:span text:style-name="T19">5 Process_input : funzione per processare gli eventi catturati </text:span></text:p>
      <text:p text:style-name="P17"/>
      <text:list text:style-name="L6">
        <text:list-item>
          <text:p text:style-name="P29">Si crea una struct SDL_Event ,non un puntatore , tramite SDL_Event event</text:p>
        </text:list-item>
        <text:list-item>
          <text:p text:style-name="P29">La si passa come parametro reference a SDL_PollEvent(&amp;event)</text:p>
        </text:list-item>
        <text:list-item>
          <text:p text:style-name="P29">Poi tramite uno switch di event.type si <text:s/>controllano i tasti premuti</text:p>
        </text:list-item>
      </text:list>
      <text:p text:style-name="P19"/>
      <text:p text:style-name="P20">switch ((event.type)){</text:p>
      <text:p text:style-name="P7"><text:tab/>case SDL_QUIT :<text:tab/><text:tab/><text:tab/><text:tab/><text:tab/><text:tab/>//<text:span text:style-name="T20">flag per pulsante di chiusura</text:span></text:p>
      <text:p text:style-name="P7"><text:tab/><text:tab/>isRunning = false;<text:tab/><text:tab/><text:tab/><text:tab/><text:tab/>//<text:span text:style-name="T20">imposto flag per il loop</text:span></text:p>
      <text:p text:style-name="P7"><text:tab/><text:tab/>break;</text:p>
      <text:p text:style-name="P7"><text:tab/>case SDL_KEYDOWN :</text:p>
      <text:p text:style-name="P7"><text:tab/><text:tab/>if(event.key.keysym.sym == SDLK_ESCAPE){<text:tab/>//<text:span text:style-name="T20">flag per </text:span><text:span text:style-name="T21">tasto ESC</text:span></text:p>
      <text:p text:style-name="P8"><text:tab/><text:tab/>isRunning = false;<text:tab/><text:tab/><text:tab/><text:tab/><text:tab/>//<text:span text:style-name="T20">imposto flag per il loop</text:span></text:p>
      <text:p text:style-name="P7"><text:tab/><text:tab/>}</text:p>
      <text:p text:style-name="P7"><text:tab/>break;</text:p>
      <text:p text:style-name="P20"/>
      <text:p text:style-name="P20"/>
      <text:p text:style-name="P33">RENDER</text:p>
      <text:p text:style-name="P34"/>
      <text:p text:style-name="P34">Nella funzione render possiamo impostare gli attributi degli oggetti , per esempio il colore</text:p>
      <text:p text:style-name="P34">SDL_SetRenderDrawColor(rendererer, R, G, B, A);</text:p>
      <text:p text:style-name="P35"><text:span text:style-name="T23">SDL_SetRenderDrawColor(re</text:span>nderer,255,255,0,255);</text:p>
      <text:p text:style-name="P35"/>
      <text:p text:style-name="P36">A questo punto possiamo ripulire tutto il renderer col colore impostato con:</text:p>
      <text:p text:style-name="P36">SDL_RenderClear(renderer); <text:tab/>//pulisco il render con gli attributi impostati</text:p>
      <text:p text:style-name="P36"/>
      <text:p text:style-name="P38">SDL gestisce le animazioni con la tecnica del double-buffering dove dietro il buffer a schermo vengono popolati gli elementi di un buffer in background e poi quando questo è pronto i due buffer vengono invertiti / scambiati.</text:p>
      <text:p text:style-name="P38">Quindi possiamo swappare il buffer in background col buffer a schermo con :</text:p>
      <text:p text:style-name="P36"/>
      <text:p text:style-name="P37">SDL_RenderPresent(renderer); <text:tab/>//swap tra backbuffer e front buffer</text:p>
      <text:p text:style-name="P37"/>
      <text:p text:style-name="P41">Naturalmente se vogliamo disegnare lo dobbiamo fare prima di presentare il frame, es:</text:p>
      <text:p text:style-name="P41">SDL_Rect nome = {x, y, width, height};</text:p>
      <text:p text:style-name="P39">SDL_Rect palla_rect = {palla_t.x, palla_t.y, palla_t.width, palla_t.height }; </text:p>
      <text:p text:style-name="P39">crea <text:span text:style-name="T27">rettangolo tramite </text:span>tipo SDL rect con dati d<text:span text:style-name="T27">i una struct</text:span> palla_t <text:span text:style-name="T28">(inizializzata in setup() come dovrebbe essere per tutti gli oggetti )</text:span></text:p>
      <text:p text:style-name="P40"/>
      <text:p text:style-name="P40">SDL_SetRenderDrawColor(renderer,55,25,15,255);//imposto colore <text:span text:style-name="T27">della palla</text:span></text:p>
      <text:p text:style-name="P40">SDL_RenderFillRect(renderer,&amp;palla_rect);<text:tab/><text:tab/>//disegn<text:span text:style-name="T27">o</text:span> rettangolo pieno nel renderer coi dati <text:tab/><text:tab/><text:tab/><text:tab/><text:tab/><text:tab/><text:tab/>di palla_Rect</text:p>
      <text:p text:style-name="P39"/>
      <text:p text:style-name="P43">UPDATE</text:p>
      <text:p text:style-name="P43">Funzione che viene utilizzata per aggiornare di solito le posizioni o i colori degli oggetti da animare</text:p>
      <text:p text:style-name="P43"/>
      <text:p text:style-name="P43">palla_t.x +=1;<text:tab/><text:tab/>aggiorna posizione x spostandola a dx di 1 px</text:p>
      <text:p text:style-name="P44">palla_t.y +=1;<text:tab/><text:tab/>aggiorna posizione y spostandola in basso di 1 px</text:p>
      <text:p text:style-name="P43"/>
      <text:p text:style-name="P45">TIP</text:p>
      <text:p text:style-name="P45">Vista l’alta velocità è conveniente aumentare la posizione di una frazione di 1 pixel es ,1 , questo però comporta dover fare il casting a intero quando usiamo SDL_Rect es :</text:p>
      <text:p text:style-name="P45">SDL_Rect palla_rect = {</text:p>
      <text:p text:style-name="P46"><text:tab/>(int)palla_t.x,</text:p>
      <text:p text:style-name="P46"><text:tab/>(int)palla_t.y,</text:p>
      <text:p text:style-name="P46"><text:tab/>(int)palla_t.width,</text:p>
      <text:p text:style-name="P46"><text:tab/>(int)palla_t.height</text:p>
      <text:p text:style-name="P46">}; </text:p>
      <text:p text:style-name="P46"/>
      <text:p text:style-name="P49">FPS FRAME RATE<text:tab/><text:span text:style-name="T29">(FIXING TIMESTEP)</text:span></text:p>
      <text:p text:style-name="P48"/>
      <text:p text:style-name="P50">Per garantire una frequenza di aggiornamento delle animazioni su macchine con diverse velocità occorre legare l’animazione ad una durata fissa in millisecondi o secondi. </text:p>
      <text:p text:style-name="P47">const int FPS = 30;<text:tab/>// <text:span text:style-name="T30">30 frame per second</text:span></text:p>
      <text:p text:style-name="P7">const float FRAME_TARGET_TIME = 1000.0 / FPS;<text:tab/>//<text:span text:style-name="T30">calcolo dei ms presenti in 30 frame</text:span></text:p>
      <text:p text:style-name="P51"/>
      <text:p text:style-name="P51">Ora settiamo una variabile temporale globale che mantiene il tempo dell’ultimo frame <text:s/>:</text:p>
      <text:p text:style-name="P52"><text:span text:style-name="T31">int last_frame_time = 0;</text:span></text:p>
      <text:p text:style-name="P52"/>
      <text:p text:style-name="P51"><text:soft-page-break/>E poi nella funzione update andiamo a leggere il tempo <text:span text:style-name="T33">corrente tramite la funzione SDL_GetTicks() e </text:span><text:s/>lo assegniamo alla var :</text:p>
      <text:p text:style-name="P53">int tempo in_ms = SDL_GetTicks();</text:p>
      <text:p text:style-name="P52">last_frame_time = SDL_GetTicks();<text:tab/><text:tab/>//<text:span text:style-name="T32">ritorna tempo corrente <text:s/>in ms</text:span></text:p>
      <text:p text:style-name="P52"/>
      <text:p text:style-name="P54">Prima però potremmo paragonare il tempo del frame precedente con quello attuale tramite :</text:p>
      <text:p text:style-name="P54">bool isTimePassed = SDL_TICKS_PASSED(SDL_GetTicks(),last_frame_time <text:span text:style-name="T35">+ FRAME_TARGET_TIME</text:span>);</text:p>
      <text:p text:style-name="P54"/>
      <text:p text:style-name="P54">La funzione ritorna 1 (true) quando il tempo del primo argomento è uguale a quello del secondo,</text:p>
      <text:p text:style-name="P54">se la usiamo come condizione di un ciclo potremmo ritardare il refresh dell’animazione, es:</text:p>
      <text:p text:style-name="P54"/>
      <text:p text:style-name="P54">while( ! SDL_TICKS_PASSED(SDL_GetTicks(),last_frame_time <text:span text:style-name="T35">+ FRAME_TARGET_TIME</text:span>)){</text:p>
      <text:p text:style-name="P55"><text:tab/>;</text:p>
      <text:p text:style-name="P55">}<text:tab/>//ciclo vuoto </text:p>
      <text:p text:style-name="P55"/>
      <text:p text:style-name="P56">UPDATE SECONDO DELTA TIME</text:p>
      <text:p text:style-name="P56"/>
      <text:p text:style-name="P57">Idea secondo la quale è più comodo pensare di animare non più come pixel per frame ma invece come pixel per secondo, ad esempio la palla si muove 30 pixel al secondo.</text:p>
      <text:p text:style-name="P58">Così a questo punto l’oggetto si muoverà indipendentemente dai frame per second , ma sarà legato semplicemente al tempo.</text:p>
      <text:p text:style-name="P58">Di regola ogni oggetto dovrebbe utilizzare questo sistema nel suo aggiornamento / update.</text:p>
      <text:p text:style-name="P59"/>
      <text:p text:style-name="P61"><text:span text:style-name="T36">Calcoliamo quindi</text:span> un delta in secondi c<text:span text:style-name="T36">he si ottiene sottraendo il tempo corrente dal tempo dell’ultimo frame e dividendolo per 1000 in quanto getTicks ritorna <text:s/>in millisecondi</text:span></text:p>
      <text:p text:style-name="P60"/>
      <text:p text:style-name="P60">float delta_time = (SDL_GetTicks()- last_frame_time) / 1000.0f;</text:p>
      <text:p text:style-name="P60"/>
      <text:p text:style-name="P62"><text:span text:style-name="T36">Ora è possibile usre questo delta come </text:span><text:s/>fattore di moltiplicazione nella variabile di aggiornamento dell’oggetto da muovere <text:span text:style-name="T36">es:</text:span></text:p>
      <text:p text:style-name="P62">palla_t.x += 1<text:span text:style-name="T38">0</text:span> * delta_time<text:tab/><text:tab/>// <text:span text:style-name="T39">x aumenta 10 pixel/sec</text:span></text:p>
      <text:p text:style-name="P63">palla_t.<text:span text:style-name="T37">y</text:span> += <text:span text:style-name="T38">50</text:span> * delta_time<text:tab/><text:tab/>// <text:span text:style-name="T39">y aumenta 50 pixel/sec</text:span></text:p>
      <text:p text:style-name="P63"/>
      <text:p text:style-name="P64">NB Se ora desideriamo cambiare i frame per second FPS la velocità di spostamento rimarrebbe la stessa al contrario di prima che era legata ai FPS e ora variando i FPS sarebbe cambiata.</text:p>
      <text:p text:style-name="P64"/>
      <text:p text:style-name="P65">SDL DELAY FIX ELIMINA NECESSITA’ DEL LOOP</text:p>
      <text:p text:style-name="P65"/>
      <text:p text:style-name="P66">Mantenere un ciclo <text:span text:style-name="T34">SDL_TICKS_PASSED <text:s/></text:span>a non far nulla fino allo scadere del tempo necessario consuma un sacco di tempo CPU, per evitare è sufficiente usare una funzione di ritardo fornita da void SDL_Delay(uint_32 ms)</text:p>
      <text:p text:style-name="P66">che imposta il ritardo chiamandola con un intero che specifichi i millisecondi di delay.</text:p>
      <text:p text:style-name="P69">Per cui al posto del ciclo while useremo :</text:p>
      <text:p text:style-name="P69"/>
      <text:p text:style-name="P67">int time_to_wait = FRAME_TARGET_TIME - ( SDL_GetTicks() - last_frame_time);</text:p>
      <text:p text:style-name="P68"/>
      <text:p text:style-name="P68">if(time_to_wait &gt; 0 &amp;&amp; time_to_wait &lt;= FRAME_TARGET_TIME) {</text:p>
      <text:p text:style-name="P68"><text:tab/>SDL_Delay(time_to_wait);</text:p>
      <text:p text:style-name="P68">}</text:p>
      <text:p text:style-name="P67"/>
      <text:p text:style-name="P69">Calcoliamo time_to_wait e se è compreso tra 1 e frame_target_time impostiamo il delay.</text:p>
      <text:p text:style-name="P69"><text:soft-page-break/>NB</text:p>
      <text:p text:style-name="P69">Avendo però slegato completamente l’aggiornamento dai FPS potremmo totalmente ignorare l’impostazione del ritardo completamente sia il caso del ciclo while che quest’ultima soluzione in quanto non influiscono assolutamente sulla regolazione della velocità di animazione.</text:p>
      <text:p text:style-name="P71">Quindi la funzione update ora potrebbe tranquillamente essere:</text:p>
      <text:p text:style-name="P69"/>
      <text:p text:style-name="P69">void update(){</text:p>
      <text:p text:style-name="P69"><text:tab/>float delta_time = (SDL_GetTicks() - last_frame_time) / 1000.0f;</text:p>
      <text:p text:style-name="P70"><text:tab/>last_frame_time = SDL_GetTicks();</text:p>
      <text:p text:style-name="P70"><text:tab/>palla_t.x += 70 * delta_time;</text:p>
      <text:p text:style-name="P70"><text:tab/>palla_t.y += 40 * delta_time;</text:p>
      <text:p text:style-name="P70">}</text:p>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1T18:19:48.396000000</meta:creation-date>
    <dc:date>2023-07-02T14:22:51.814000000</dc:date>
    <meta:editing-duration>PT6H45M45S</meta:editing-duration>
    <meta:editing-cycles>52</meta:editing-cycles>
    <meta:generator>LibreOffice/7.5.4.2$Windows_X86_64 LibreOffice_project/36ccfdc35048b057fd9854c757a8b67ec53977b6</meta:generator>
    <meta:document-statistic meta:table-count="0" meta:image-count="0" meta:object-count="0" meta:page-count="6" meta:paragraph-count="167" meta:word-count="1515" meta:character-count="10306" meta:non-whitespace-character-count="8844"/>
  </office:meta>
</office:document-meta>
</file>